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60000001F8A29A662B75EC7269.png" manifest:media-type="image/png"/>
  <manifest:file-entry manifest:full-path="Pictures/10000201000002DD000001ADD946BDA2BEA233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44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opacity="44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193cm" svg:height="11.35cm" svg:x="3.007cm" svg:y="2.05cm">
          <draw:image xlink:href="Pictures/10000201000002DD000001ADD946BDA2BEA23314.png" xlink:type="simple" xlink:show="embed" xlink:actuate="onLoad" loext:mime-type="image/png">
            <text:p/>
          </draw:image>
        </draw:frame>
        <draw:frame draw:style-name="gr2" draw:text-style-name="P2" draw:layer="layout" svg:width="22.859cm" svg:height="13.334cm" svg:x="1.428cm" svg:y="1.072cm">
          <draw:image xlink:href="Pictures/1000020100000360000001F8A29A662B75EC72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08:39:49.767512341</meta:creation-date>
    <dc:date>2019-11-22T12:36:38.320907622</dc:date>
    <meta:editing-duration>PT21M9S</meta:editing-duration>
    <meta:editing-cycles>2</meta:editing-cycles>
    <meta:generator>LibreOffice/6.2.7.1$Linux_X86_64 LibreOffice_project/20$Build-1</meta:generator>
    <meta:document-statistic meta:object-count="25"/>
  </office:meta>
</office:document-meta>
</file>